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凄い">
            <text:p>凄い</text:p>
          </table:table-cell>
          <table:table-cell office:value-type="string" office:value="すごい">
            <text:p>すごい</text:p>
          </table:table-cell>
          <table:table-cell office:value-type="string" office:value="great, incredible">
            <text:p>great, incredi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凄い雨になった。">
            <text:p>凄い雨になった。</text:p>
          </table:table-cell>
          <table:table-cell office:value-type="string" office:value="すごい あめ に なった。">
            <text:p>すごい あめ に なった。</text:p>
          </table:table-cell>
          <table:table-cell office:value-type="string" office:value="It began raining heavily.">
            <text:p>It began raining heavily.</text:p>
          </table:table-cell>
          <table:table-cell office:value-type="string" office:value="彼はいつもテストで100点を取ります。凄い人です。">
            <text:p>彼はいつもテストで100点を取ります。凄い人です。</text:p>
          </table:table-cell>
          <table:table-cell office:value-type="string" office:value="かれ は いつも テスト で 100 てん を とります。 すごい ひと です。">
            <text:p>かれ は いつも テスト で 100 てん を とります。 すごい ひと です。</text:p>
          </table:table-cell>
          <table:table-cell office:value-type="string" office:value="He always gets perfect scores on tests. He is an incredible person.">
            <text:p>He always gets perfect scores on tests. He is an incredible pers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切">
            <text:p>親切</text:p>
          </table:table-cell>
          <table:table-cell office:value-type="string" office:value="しんせつ">
            <text:p>しんせつ</text:p>
          </table:table-cell>
          <table:table-cell office:value-type="string" office:value="kind, kindhearted">
            <text:p>kind, kindheart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切にしてくださってどうもありがとうございます。">
            <text:p>親切にしてくださってどうもありがとうございます。</text:p>
          </table:table-cell>
          <table:table-cell office:value-type="string" office:value="しんせつ に して くださって どうも ありがとう ございます。">
            <text:p>しんせつ に して くださって どうも ありがとう ございます。</text:p>
          </table:table-cell>
          <table:table-cell office:value-type="string" office:value="Thank you for being so kind to me.">
            <text:p>Thank you for being so kind to me.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絶対">
            <text:p>絶対</text:p>
          </table:table-cell>
          <table:table-cell office:value-type="string" office:value="ぜったい">
            <text:p>ぜったい</text:p>
          </table:table-cell>
          <table:table-cell office:value-type="string" office:value="absolutely, never">
            <text:p>absolutely, nev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んなことは絶対できないよ。">
            <text:p>そんなことは絶対できないよ。</text:p>
          </table:table-cell>
          <table:table-cell office:value-type="string" office:value="そんな こと は ぜったい できない よ。">
            <text:p>そんな こと は ぜったい できない よ。</text:p>
          </table:table-cell>
          <table:table-cell office:value-type="string" office:value="I can never ever do such a thing.">
            <text:p>I can never ever do such a thing.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月">
            <text:p>先月</text:p>
          </table:table-cell>
          <table:table-cell office:value-type="string" office:value="せんげつ">
            <text:p>せんげつ</text:p>
          </table:table-cell>
          <table:table-cell office:value-type="string" office:value="last month">
            <text:p>las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先月、友達の結婚式があった。">
            <text:p>先月、友達の結婚式があった。</text:p>
          </table:table-cell>
          <table:table-cell office:value-type="string" office:value="せんげつ、ともだち の けっこん しき が あった。">
            <text:p>せんげつ、ともだち の けっこん しき が あった。</text:p>
          </table:table-cell>
          <table:table-cell office:value-type="string" office:value="My friend had a wedding last month.">
            <text:p>My friend had a wedding last month.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昨年">
            <text:p>一昨年</text:p>
          </table:table-cell>
          <table:table-cell office:value-type="string" office:value="おととし">
            <text:p>おととし</text:p>
          </table:table-cell>
          <table:table-cell office:value-type="string" office:value="the year before last (colloquial)">
            <text:p>the year before l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年初めて京都へ旅行しました。">
            <text:p>一昨年初めて京都へ旅行しました。</text:p>
          </table:table-cell>
          <table:table-cell office:value-type="string" office:value="おととし はじめて きょうと へ りょこう しました。">
            <text:p>おととし はじめて きょうと へ りょこう しました。</text:p>
          </table:table-cell>
          <table:table-cell office:value-type="string" office:value="I first traveled to Kyoto the year before last.">
            <text:p>I first traveled to Kyoto the year before last.</text:p>
          </table:table-cell>
          <table:table-cell office:value-type="string" office:value="私は一昨年日本に来ました。">
            <text:p>私は一昨年日本に来ました。</text:p>
          </table:table-cell>
          <table:table-cell office:value-type="string" office:value="わたし は おととし にほん に きました。">
            <text:p>わたし は おととし にほん に きました。</text:p>
          </table:table-cell>
          <table:table-cell office:value-type="string" office:value="I came to Japan the year before last.">
            <text:p>I came to Japan the year before la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冬休み">
            <text:p>冬休み</text:p>
          </table:table-cell>
          <table:table-cell office:value-type="string" office:value="ふゆやすみ">
            <text:p>ふゆやすみ</text:p>
          </table:table-cell>
          <table:table-cell office:value-type="string" office:value="winter vacation">
            <text:p>wint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休みにお祖父ちゃんの家に行きます。">
            <text:p>冬休みにお祖父ちゃんの家に行きます。</text:p>
          </table:table-cell>
          <table:table-cell office:value-type="string" office:value="ふゆやすみ に おじいちゃん の うち に いきます。">
            <text:p>ふゆやすみ に おじいちゃん の うち に いきます。</text:p>
          </table:table-cell>
          <table:table-cell office:value-type="string" office:value="I'm going to my grandpa's house during winter break.">
            <text:p>I'm going to my grandpa's house during winter break.</text:p>
          </table:table-cell>
          <table:table-cell office:value-type="string" office:value="冬休みは12月25日に始まります。">
            <text:p>冬休みは12月25日に始まります。</text:p>
          </table:table-cell>
          <table:table-cell office:value-type="string" office:value="ふゆやすみ は 12 がつ 25 にち に はじまります。">
            <text:p>ふゆやすみ は 12 がつ 25 にち に はじまります。</text:p>
          </table:table-cell>
          <table:table-cell office:value-type="string" office:value="Winter break starts on December 25th.">
            <text:p>Winter break starts on December 25th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夏休み">
            <text:p>夏休み</text:p>
          </table:table-cell>
          <table:table-cell office:value-type="string" office:value="なつやすみ">
            <text:p>なつやすみ</text:p>
          </table:table-cell>
          <table:table-cell office:value-type="string" office:value="summer vacation">
            <text:p>summ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日">
            <text:p>休日</text:p>
          </table:table-cell>
          <table:table-cell office:value-type="string" office:value="きゅうじつ">
            <text:p>きゅうじつ</text:p>
          </table:table-cell>
          <table:table-cell office:value-type="string" office:value="day off, holiday">
            <text:p>day off, 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休日は家でよくテレビを見ます。">
            <text:p>休日は家でよくテレビを見ます。</text:p>
          </table:table-cell>
          <table:table-cell office:value-type="string" office:value="きゅうじつ は いえ で よく テレビ を みます。">
            <text:p>きゅうじつ は いえ で よく テレビ を みます。</text:p>
          </table:table-cell>
          <table:table-cell office:value-type="string" office:value="I often watch television at home on my days off.">
            <text:p>I often watch television at home on my days off.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月">
            <text:p>正月</text:p>
          </table:table-cell>
          <table:table-cell office:value-type="string" office:value="しょうがつ">
            <text:p>しょうがつ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たいてい、家族が集まる。">
            <text:p>お正月にはたいてい、家族が集まる。</text:p>
          </table:table-cell>
          <table:table-cell office:value-type="string" office:value="おしょうがつ に は たいてい、かぞく が あつまる。">
            <text:p>おしょうがつ に は たいてい、かぞく が あつまる。</text:p>
          </table:table-cell>
          <table:table-cell office:value-type="string" office:value="Our family usually gets together for the New Year.">
            <text:p>Our family usually gets together for the New Year.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出">
            <text:p>思い出</text:p>
          </table:table-cell>
          <table:table-cell office:value-type="string" office:value="おもいで">
            <text:p>おもいで</text:p>
          </table:table-cell>
          <table:table-cell office:value-type="string" office:value="memory">
            <text:p>mem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で楽しい思い出ができました。">
            <text:p>旅行で楽しい思い出ができました。</text:p>
          </table:table-cell>
          <table:table-cell office:value-type="string" office:value="りょこう で たのしい おもいで が できました。">
            <text:p>りょこう で たのしい おもいで が できました。</text:p>
          </table:table-cell>
          <table:table-cell office:value-type="string" office:value="I made wonderful memories during my trip.">
            <text:p>I made wonderful memories during my trip.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Photographs make a good souvenir.">
            <text:p>Photographs make a good souveni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に">
            <text:p>たまに</text:p>
          </table:table-cell>
          <table:table-cell office:value-type="string" office:value="たまに">
            <text:p>たまに</text:p>
          </table:table-cell>
          <table:table-cell office:value-type="string" office:value="occasionally, sometimes">
            <text:p>occasionally, 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たまに料理をします。">
            <text:p>彼はたまに料理をします。</text:p>
          </table:table-cell>
          <table:table-cell office:value-type="string" office:value="かれ は たまに りょうり を します。">
            <text:p>かれ は たまに りょうり を します。</text:p>
          </table:table-cell>
          <table:table-cell office:value-type="string" office:value="He cooks on some occasions.">
            <text:p>He cooks on some occasions.</text:p>
          </table:table-cell>
          <table:table-cell office:value-type="string" office:value="私はたまに映画を見ます。">
            <text:p>私はたまに映画を見ます。</text:p>
          </table:table-cell>
          <table:table-cell office:value-type="string" office:value="わたし は たまに えいが を みます。">
            <text:p>わたし は たまに えいが を みます。</text:p>
          </table:table-cell>
          <table:table-cell office:value-type="string" office:value="I sometimes watch movies.">
            <text:p>I sometimes watch movi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strange, peculiar">
            <text:p>strange, peculia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様子がおかしい。">
            <text:p>彼の様子がおかしい。</text:p>
          </table:table-cell>
          <table:table-cell office:value-type="string" office:value="かれ の ようす が おかしい。">
            <text:p>かれ の ようす が おかしい。</text:p>
          </table:table-cell>
          <table:table-cell office:value-type="string" office:value="He's acting strange.">
            <text:p>He's acting strange.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behaving strangely these days.">
            <text:p>She's been behaving strangely these day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浅い">
            <text:p>浅い</text:p>
          </table:table-cell>
          <table:table-cell office:value-type="string" office:value="あさい">
            <text:p>あさい</text:p>
          </table:table-cell>
          <table:table-cell office:value-type="string" office:value="shallow, superficial">
            <text:p>shallow, superfici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ここは浅くて泳げません。">
            <text:p>ここは浅くて泳げません。</text:p>
          </table:table-cell>
          <table:table-cell office:value-type="string" office:value="ここ は あさくて およげません。">
            <text:p>ここ は あさくて およげません。</text:p>
          </table:table-cell>
          <table:table-cell office:value-type="string" office:value="We can't swim here, because it's shallow.">
            <text:p>We can't swim here, because it's shallow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君">
            <text:p>君</text:p>
          </table:table-cell>
          <table:table-cell office:value-type="string" office:value="きみ">
            <text:p>きみ</text:p>
          </table:table-cell>
          <table:table-cell office:value-type="string" office:value="you (referring to fellows or subordinates)">
            <text:p>you (referring to fellows or subordinat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を君にあげます。">
            <text:p>この本を君にあげます。</text:p>
          </table:table-cell>
          <table:table-cell office:value-type="string" office:value="この ほん を きみ に あげます。">
            <text:p>この ほん を きみ に あげます。</text:p>
          </table:table-cell>
          <table:table-cell office:value-type="string" office:value="I'm going to give you this book.">
            <text:p>I'm going to give you this book.</text:p>
          </table:table-cell>
          <table:table-cell office:value-type="string" office:value="君は何を言っているのかな。">
            <text:p>君は何を言っているのかな。</text:p>
          </table:table-cell>
          <table:table-cell office:value-type="string" office:value="きみ は なに を いって いる の か な。">
            <text:p>きみ は なに を いって いる の か な。</text:p>
          </table:table-cell>
          <table:table-cell office:value-type="string" office:value="What are you talking about?">
            <text:p>What are you talking about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奥さん">
            <text:p>奥さん</text:p>
          </table:table-cell>
          <table:table-cell office:value-type="string" office:value="おくさん">
            <text:p>おくさん</text:p>
          </table:table-cell>
          <table:table-cell office:value-type="string" office:value="(someone else's) wife, married woman">
            <text:p>(someone else's) wife, married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奥さんはきれいな方です。">
            <text:p>彼の奥さんはきれいな方です。</text:p>
          </table:table-cell>
          <table:table-cell office:value-type="string" office:value="かれ の おくさん は きれいな かた です。">
            <text:p>かれ の おくさん は きれいな かた です。</text:p>
          </table:table-cell>
          <table:table-cell office:value-type="string" office:value="His wife is beautiful.">
            <text:p>His wife is beautiful.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ちゃん">
            <text:p>赤ちゃん</text:p>
          </table:table-cell>
          <table:table-cell office:value-type="string" office:value="あかちゃん">
            <text:p>あかちゃん</text:p>
          </table:table-cell>
          <table:table-cell office:value-type="string" office:value="baby (colloquial)">
            <text:p>bab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学生">
            <text:p>小学生</text:p>
          </table:table-cell>
          <table:table-cell office:value-type="string" office:value="しょうがくせい">
            <text:p>しょうがくせい</text:p>
          </table:table-cell>
          <table:table-cell office:value-type="string" office:value="elementary school student">
            <text:p>elementary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来年、小学生になります。">
            <text:p>うちの息子は来年、小学生になります。</text:p>
          </table:table-cell>
          <table:table-cell office:value-type="string" office:value="うち の むすこ は らいねん、しょうがくせい に なります。">
            <text:p>うち の むすこ は らいねん、しょうがくせい に なります。</text:p>
          </table:table-cell>
          <table:table-cell office:value-type="string" office:value="Our son will start primary school next year.">
            <text:p>Our son will start primary school next year.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す">
            <text:p>貸す</text:p>
          </table:table-cell>
          <table:table-cell office:value-type="string" office:value="かす">
            <text:p>かす</text:p>
          </table:table-cell>
          <table:table-cell office:value-type="string" office:value="lend, lease">
            <text:p>lend, l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に本を貸しています。">
            <text:p>私は彼に本を貸しています。</text:p>
          </table:table-cell>
          <table:table-cell office:value-type="string" office:value="わたし は かれ に ほん を かして います。">
            <text:p>わたし は かれ に ほん を かして います。</text:p>
          </table:table-cell>
          <table:table-cell office:value-type="string" office:value="I'm lending him a book.">
            <text:p>I'm lending him a book.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える">
            <text:p>数える</text:p>
          </table:table-cell>
          <table:table-cell office:value-type="string" office:value="かぞえる">
            <text:p>かぞえる</text:p>
          </table:table-cell>
          <table:table-cell office:value-type="string" office:value="count">
            <text:p>cou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む">
            <text:p>生む</text:p>
          </table:table-cell>
          <table:table-cell office:value-type="string" office:value="うむ">
            <text:p>うむ</text:p>
          </table:table-cell>
          <table:table-cell office:value-type="string" office:value="give birth, produce">
            <text:p>give birth, produ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うちのネコが子ネコを生みました。">
            <text:p>うちのネコが子ネコを生みました。</text:p>
          </table:table-cell>
          <table:table-cell office:value-type="string" office:value="うち の ネコ が こ ネコ を うみました。">
            <text:p>うち の ネコ が こ ネコ を うみました。</text:p>
          </table:table-cell>
          <table:table-cell office:value-type="string" office:value="Our cat had kittens.">
            <text:p>Our cat had kittens.</text:p>
          </table:table-cell>
          <table:table-cell office:value-type="string" office:value="妻はいつか子供を生みたいと言っています。">
            <text:p>妻はいつか子供を生みたいと言っています。</text:p>
          </table:table-cell>
          <table:table-cell office:value-type="string" office:value="つま は いつか こども を うみたい と いって います。">
            <text:p>つま は いつか こども を うみたい と いって います。</text:p>
          </table:table-cell>
          <table:table-cell office:value-type="string" office:value="My wife says she wants to give birth to a baby someday.">
            <text:p>My wife says she wants to give birth to a baby some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育つ">
            <text:p>育つ</text:p>
          </table:table-cell>
          <table:table-cell office:value-type="string" office:value="そだつ">
            <text:p>そだつ</text:p>
          </table:table-cell>
          <table:table-cell office:value-type="string" office:value="be brought up, grow">
            <text:p>be brought up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野菜がよく育っている。">
            <text:p>野菜がよく育っている。</text:p>
          </table:table-cell>
          <table:table-cell office:value-type="string" office:value="やさい が よく そだって いる。">
            <text:p>やさい が よく そだって いる。</text:p>
          </table:table-cell>
          <table:table-cell office:value-type="string" office:value="The vegetables are growing well.">
            <text:p>The vegetables are growing well.</text:p>
          </table:table-cell>
          <table:table-cell office:value-type="string" office:value="寝る子は育つ。">
            <text:p>寝る子は育つ。</text:p>
          </table:table-cell>
          <table:table-cell office:value-type="string" office:value="ねる こ は そだつ。">
            <text:p>ねる こ は そだつ。</text:p>
          </table:table-cell>
          <table:table-cell office:value-type="string" office:value="A child who sleeps well grows well.">
            <text:p>A child who sleeps well grows we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是非">
            <text:p>是非</text:p>
          </table:table-cell>
          <table:table-cell office:value-type="string" office:value="ぜひ">
            <text:p>ぜひ</text:p>
          </table:table-cell>
          <table:table-cell office:value-type="string" office:value="by all means, please">
            <text:p>by all means, 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是非、うちに来てください。">
            <text:p>是非、うちに来てください。</text:p>
          </table:table-cell>
          <table:table-cell office:value-type="string" office:value="ぜひ、うち に きて ください。">
            <text:p>ぜひ、うち に きて ください。</text:p>
          </table:table-cell>
          <table:table-cell office:value-type="string" office:value="Please come to my house.">
            <text:p>Please come to my house.</text:p>
          </table:table-cell>
          <table:table-cell office:value-type="string" office:value="みなさん、是非一緒に歌ってください。">
            <text:p>みなさん、是非一緒に歌ってください。</text:p>
          </table:table-cell>
          <table:table-cell office:value-type="string" office:value="みなさん、ぜひ いっしょ に うたって ください。">
            <text:p>みなさん、ぜひ いっしょ に うたって ください。</text:p>
          </table:table-cell>
          <table:table-cell office:value-type="string" office:value="Everybody, please feel free to sing with me.">
            <text:p>Everybody, please feel free to sing with m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">
            <text:p>黒</text:p>
          </table:table-cell>
          <table:table-cell office:value-type="string" office:value="くろ">
            <text:p>くろ</text:p>
          </table:table-cell>
          <table:table-cell office:value-type="string" office:value="black color">
            <text:p>black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その黒のセーター、いいですね。">
            <text:p>その黒のセーター、いいですね。</text:p>
          </table:table-cell>
          <table:table-cell office:value-type="string" office:value="その くろ の セーター、いい です ね。">
            <text:p>その くろ の セーター、いい です ね。</text:p>
          </table:table-cell>
          <table:table-cell office:value-type="string" office:value="The black sweater is nice.">
            <text:p>The black sweater is n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もちゃ">
            <text:p>おもちゃ</text:p>
          </table:table-cell>
          <table:table-cell office:value-type="string" office:value="おもちゃ">
            <text:p>おもちゃ</text:p>
          </table:table-cell>
          <table:table-cell office:value-type="string" office:value="toy, plaything">
            <text:p>toy, playt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が自動車のおもちゃで遊んでいる。">
            <text:p>赤ちゃんが自動車のおもちゃで遊んでいる。</text:p>
          </table:table-cell>
          <table:table-cell office:value-type="string" office:value="あかちゃん が じどうしゃ の おもちゃ で あそんで いる。">
            <text:p>あかちゃん が じどうしゃ の おもちゃ で あそんで いる。</text:p>
          </table:table-cell>
          <table:table-cell office:value-type="string" office:value="The baby's playing with a toy car.">
            <text:p>The baby's playing with a toy car.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靴">
            <text:p>靴</text:p>
          </table:table-cell>
          <table:table-cell office:value-type="string" office:value="くつ">
            <text:p>くつ</text:p>
          </table:table-cell>
          <table:table-cell office:value-type="string" office:value="shoes">
            <text:p>sho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が汚れた。">
            <text:p>靴が汚れた。</text:p>
          </table:table-cell>
          <table:table-cell office:value-type="string" office:value="くつ が よごれた。">
            <text:p>くつ が よごれた。</text:p>
          </table:table-cell>
          <table:table-cell office:value-type="string" office:value="My shoes got dirty.">
            <text:p>My shoes got dirty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連絡">
            <text:p>連絡</text:p>
          </table:table-cell>
          <table:table-cell office:value-type="string" office:value="れんらく">
            <text:p>れんらく</text:p>
          </table:table-cell>
          <table:table-cell office:value-type="string" office:value="contact, communication">
            <text:p>contact, commun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仕事が終わったら連絡します。">
            <text:p>仕事が終わったら連絡します。</text:p>
          </table:table-cell>
          <table:table-cell office:value-type="string" office:value="しごと が おわったら れんらく します。">
            <text:p>しごと が おわったら れんらく します。</text:p>
          </table:table-cell>
          <table:table-cell office:value-type="string" office:value="I'll contact you when I finish my work.">
            <text:p>I'll contact you when I finish my work.</text:p>
          </table:table-cell>
          <table:table-cell office:value-type="string" office:value="娘から1週間、連絡がありません。">
            <text:p>娘から1週間、連絡がありません。</text:p>
          </table:table-cell>
          <table:table-cell office:value-type="string" office:value="むすめ から 1 しゅうかん、れんらく が ありません。">
            <text:p>むすめ から 1 しゅうかん、れんらく が ありません。</text:p>
          </table:table-cell>
          <table:table-cell office:value-type="string" office:value="I haven't heard from my daughter for a week.">
            <text:p>I haven't heard from my daughter for a wee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言">
            <text:p>伝言</text:p>
          </table:table-cell>
          <table:table-cell office:value-type="string" office:value="でんごん">
            <text:p>でんごん</text:p>
          </table:table-cell>
          <table:table-cell office:value-type="string" office:value="message (left by someone)">
            <text:p>message (left by someon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伝言をお願いできますか。">
            <text:p>伝言をお願いできますか。</text:p>
          </table:table-cell>
          <table:table-cell office:value-type="string" office:value="でんごん を おねがい できます か。">
            <text:p>でんごん を おねがい できます か。</text:p>
          </table:table-cell>
          <table:table-cell office:value-type="string" office:value="Can I leave a message?">
            <text:p>Can I leave a message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預ける">
            <text:p>預ける</text:p>
          </table:table-cell>
          <table:table-cell office:value-type="string" office:value="あずける">
            <text:p>あずける</text:p>
          </table:table-cell>
          <table:table-cell office:value-type="string" office:value="deposit, leave (something) with (someone)">
            <text:p>deposit, leave (something) with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鍵を彼に預けた。">
            <text:p>鍵を彼に預けた。</text:p>
          </table:table-cell>
          <table:table-cell office:value-type="string" office:value="かぎ を かれ に あずけた。">
            <text:p>かぎ を かれ に あずけた。</text:p>
          </table:table-cell>
          <table:table-cell office:value-type="string" office:value="I left a key with him.">
            <text:p>I left a key with him.</text:p>
          </table:table-cell>
          <table:table-cell office:value-type="string" office:value="今日は姉に子供を預けます。">
            <text:p>今日は姉に子供を預けます。</text:p>
          </table:table-cell>
          <table:table-cell office:value-type="string" office:value="きょう は あね に こども を あずけます。">
            <text:p>きょう は あね に こども を あずけます。</text:p>
          </table:table-cell>
          <table:table-cell office:value-type="string" office:value="Today I'll leave my children with my sister.">
            <text:p>Today I'll leave my children with my sist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がる">
            <text:p>下がる</text:p>
          </table:table-cell>
          <table:table-cell office:value-type="string" office:value="さがる">
            <text:p>さがる</text:p>
          </table:table-cell>
          <table:table-cell office:value-type="string" office:value="go down, drop">
            <text:p>go down, 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やっと熱が下がった。">
            <text:p>やっと熱が下がった。</text:p>
          </table:table-cell>
          <table:table-cell office:value-type="string" office:value="やっと ねつ が さがった。">
            <text:p>やっと ねつ が さがった。</text:p>
          </table:table-cell>
          <table:table-cell office:value-type="string" office:value="His fever finally went down.">
            <text:p>His fever finally went down.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泳ぐ">
            <text:p>泳ぐ</text:p>
          </table:table-cell>
          <table:table-cell office:value-type="string" office:value="およぐ">
            <text:p>およぐ</text:p>
          </table:table-cell>
          <table:table-cell office:value-type="string" office:value="swim">
            <text:p>swi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さかな が たくさん およいで います 。">
            <text:p>さかな が たくさん およいで います 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バイト">
            <text:p>アルバイト</text:p>
          </table:table-cell>
          <table:table-cell office:value-type="string" office:value="アルバイト">
            <text:p>アルバイト</text:p>
          </table:table-cell>
          <table:table-cell office:value-type="string" office:value="part-time job">
            <text:p>part-time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兄はアルバイトをしています。">
            <text:p>兄はアルバイトをしています。</text:p>
          </table:table-cell>
          <table:table-cell office:value-type="string" office:value="あに は アルバイト を して います。">
            <text:p>あに は アルバイト を して います。</text:p>
          </table:table-cell>
          <table:table-cell office:value-type="string" office:value="My big brother works part-time.">
            <text:p>My big brother works part-time.</text:p>
          </table:table-cell>
          <table:table-cell office:value-type="string" office:value="夏休みにコーヒーショップでアルバイトをしました。">
            <text:p>夏休みにコーヒーショップでアルバイトをしました。</text:p>
          </table:table-cell>
          <table:table-cell office:value-type="string" office:value="なつやすみ に コーヒー ショップ で アルバイト を しました。">
            <text:p>なつやすみ に コーヒー ショップ で アルバイト を しました。</text:p>
          </table:table-cell>
          <table:table-cell office:value-type="string" office:value="During the summer vacation I had a part-time job at a coffee shop.">
            <text:p>During the summer vacation I had a part-time job at a coffee sho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coat, jacket (loan word)">
            <text:p>coat, ja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かったのでコートを着た。">
            <text:p>寒かったのでコートを着た。</text:p>
          </table:table-cell>
          <table:table-cell office:value-type="string" office:value="さむかった ので コート を きた。">
            <text:p>さむかった ので コート を きた。</text:p>
          </table:table-cell>
          <table:table-cell office:value-type="string" office:value="I put on a coat because it was cold.">
            <text:p>I put on a coat because it was cold.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趣味">
            <text:p>趣味</text:p>
          </table:table-cell>
          <table:table-cell office:value-type="string" office:value="しゅみ">
            <text:p>しゅみ</text:p>
          </table:table-cell>
          <table:table-cell office:value-type="string" office:value="hobby, interest">
            <text:p>hobby, inte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趣味は映画とテニスです。">
            <text:p>私の趣味は映画とテニスです。</text:p>
          </table:table-cell>
          <table:table-cell office:value-type="string" office:value="わたし の しゅみ は えいが と テニス です。">
            <text:p>わたし の しゅみ は えいが と テニス です。</text:p>
          </table:table-cell>
          <table:table-cell office:value-type="string" office:value="My hobbies are playing tennis and watching movies.">
            <text:p>My hobbies are playing tennis and watching movies.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散歩">
            <text:p>散歩</text:p>
          </table:table-cell>
          <table:table-cell office:value-type="string" office:value="さんぽ">
            <text:p>さんぽ</text:p>
          </table:table-cell>
          <table:table-cell office:value-type="string" office:value="walk, stroll">
            <text:p>walk, stro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公園を散歩しようか。">
            <text:p>公園を散歩しようか。</text:p>
          </table:table-cell>
          <table:table-cell office:value-type="string" office:value="こうえん を さんぽ しよう か。">
            <text:p>こうえん を さんぽ しよう か。</text:p>
          </table:table-cell>
          <table:table-cell office:value-type="string" office:value="Do you want to take a walk in the park?">
            <text:p>Do you want to take a walk in the park?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幸せ">
            <text:p>幸せ</text:p>
          </table:table-cell>
          <table:table-cell office:value-type="string" office:value="しあわせ">
            <text:p>しあわせ</text:p>
          </table:table-cell>
          <table:table-cell office:value-type="string" office:value="happiness, satisfied (colloquial)">
            <text:p>happiness, satisfied (colloquial)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良い友達がいて私は幸せだ。">
            <text:p>良い友達がいて私は幸せだ。</text:p>
          </table:table-cell>
          <table:table-cell office:value-type="string" office:value="いい ともだち が いて わたし は しあわせ だ。">
            <text:p>いい ともだち が いて わたし は しあわせ だ。</text:p>
          </table:table-cell>
          <table:table-cell office:value-type="string" office:value="I'm happy that I have good friends.">
            <text:p>I'm happy that I have good friends.</text:p>
          </table:table-cell>
          <table:table-cell office:value-type="string" office:value="私はこの結婚生活に幸せを感じていない。">
            <text:p>私はこの結婚生活に幸せを感じていない。</text:p>
          </table:table-cell>
          <table:table-cell office:value-type="string" office:value="わたし は この けっこん せいかつ に しあわせ を かんじて いない。">
            <text:p>わたし は この けっこん せいかつ に しあわせ を かんじて いない。</text:p>
          </table:table-cell>
          <table:table-cell office:value-type="string" office:value="I'm not happy about my married life.">
            <text:p>I'm not happy about my married lif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心">
            <text:p>安心</text:p>
          </table:table-cell>
          <table:table-cell office:value-type="string" office:value="あんしん">
            <text:p>あんしん</text:p>
          </table:table-cell>
          <table:table-cell office:value-type="string" office:value="peace of mind, relief">
            <text:p>peace of mind, relie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れを聞いて安心しました。">
            <text:p>それを聞いて安心しました。</text:p>
          </table:table-cell>
          <table:table-cell office:value-type="string" office:value="それ を きいて あんしん しました。">
            <text:p>それ を きいて あんしん しました。</text:p>
          </table:table-cell>
          <table:table-cell office:value-type="string" office:value="I was relieved to hear that.">
            <text:p>I was relieved to hear that.</text:p>
          </table:table-cell>
          <table:table-cell office:value-type="string" office:value="安心するのはまだ早いです。">
            <text:p>安心するのはまだ早いです。</text:p>
          </table:table-cell>
          <table:table-cell office:value-type="string" office:value="あんしん する の は まだ はやい です。">
            <text:p>あんしん する の は まだ はやい です。</text:p>
          </table:table-cell>
          <table:table-cell office:value-type="string" office:value="It's too early to breathe a sigh of relief.">
            <text:p>It's too early to breathe a sigh of relief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勢">
            <text:p>大勢</text:p>
          </table:table-cell>
          <table:table-cell office:value-type="string" office:value="おおぜい">
            <text:p>おおぜい</text:p>
          </table:table-cell>
          <table:table-cell office:value-type="string" office:value="large numbers, a lot of (people)">
            <text:p>large numbers, a lot of (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勢で食事に出かけました。">
            <text:p>大勢で食事に出かけました。</text:p>
          </table:table-cell>
          <table:table-cell office:value-type="string" office:value="おおぜい で しょくじ に でかけました。">
            <text:p>おおぜい で しょくじ に でかけました。</text:p>
          </table:table-cell>
          <table:table-cell office:value-type="string" office:value="We went out to eat in a large group.">
            <text:p>We went out to eat in a large group.</text:p>
          </table:table-cell>
          <table:table-cell office:value-type="string" office:value="そのパーティーに大勢人が来ました。">
            <text:p>そのパーティーに大勢人が来ました。</text:p>
          </table:table-cell>
          <table:table-cell office:value-type="string" office:value="その パーティー に おおぜい ひと が きました。">
            <text:p>その パーティー に おおぜい ひと が きました。</text:p>
          </table:table-cell>
          <table:table-cell office:value-type="string" office:value="Many people came to the party.">
            <text:p>Many people came to the part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医者">
            <text:p>医者</text:p>
          </table:table-cell>
          <table:table-cell office:value-type="string" office:value="いしゃ">
            <text:p>いしゃ</text:p>
          </table:table-cell>
          <table:table-cell office:value-type="string" office:value="doctor (colloquial, plain)">
            <text:p>doctor (colloquial, 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転手">
            <text:p>運転手</text:p>
          </table:table-cell>
          <table:table-cell office:value-type="string" office:value="うんてんしゅ">
            <text:p>うんてんしゅ</text:p>
          </table:table-cell>
          <table:table-cell office:value-type="string" office:value="driver">
            <text:p>dri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クシーの運転手です。">
            <text:p>彼はタクシーの運転手です。</text:p>
          </table:table-cell>
          <table:table-cell office:value-type="string" office:value="かれ は タクシー の うんてんしゅ です。">
            <text:p>かれ は タクシー の うんてんしゅ です。</text:p>
          </table:table-cell>
          <table:table-cell office:value-type="string" office:value="He's a taxi driver.">
            <text:p>He's a taxi driver.</text:p>
          </table:table-cell>
          <table:table-cell office:value-type="string" office:value="私の父はトラックの運転手です。">
            <text:p>私の父はトラックの運転手です。</text:p>
          </table:table-cell>
          <table:table-cell office:value-type="string" office:value="わたし の ちち は トラック の うんてんしゅ です。">
            <text:p>わたし の ちち は トラック の うんてんしゅ です。</text:p>
          </table:table-cell>
          <table:table-cell office:value-type="string" office:value="My father is a truck driver.">
            <text:p>My father is a truck driv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幹線">
            <text:p>新幹線</text:p>
          </table:table-cell>
          <table:table-cell office:value-type="string" office:value="しんかんせん">
            <text:p>しんかんせん</text:p>
          </table:table-cell>
          <table:table-cell office:value-type="string" office:value="bullet train">
            <text:p>bullet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幹線で京都に行きました。">
            <text:p>新幹線で京都に行きました。</text:p>
          </table:table-cell>
          <table:table-cell office:value-type="string" office:value="しんかんせん で きょうと に いきました。">
            <text:p>しんかんせん で きょうと に いきました。</text:p>
          </table:table-cell>
          <table:table-cell office:value-type="string" office:value="I went to Kyoto by bullet train.">
            <text:p>I went to Kyoto by bullet train.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往復">
            <text:p>往復</text:p>
          </table:table-cell>
          <table:table-cell office:value-type="string" office:value="おうふく">
            <text:p>おうふく</text:p>
          </table:table-cell>
          <table:table-cell office:value-type="string" office:value="round trip">
            <text:p>round tr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会社まで往復で2時間かかります。">
            <text:p>会社まで往復で2時間かかります。</text:p>
          </table:table-cell>
          <table:table-cell office:value-type="string" office:value="かいしゃ まで おうふく で 2 じかん かかります。">
            <text:p>かいしゃ まで おうふく で 2 じかん かかります。</text:p>
          </table:table-cell>
          <table:table-cell office:value-type="string" office:value="It takes two hours to get to work and back.">
            <text:p>It takes two hours to get to work and bac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ピー">
            <text:p>コピー</text:p>
          </table:table-cell>
          <table:table-cell office:value-type="string" office:value="コピー">
            <text:p>コピー</text:p>
          </table:table-cell>
          <table:table-cell office:value-type="string" office:value="copy, photocopy">
            <text:p>copy, photocop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書類のコピーを配った。">
            <text:p>会議で書類のコピーを配った。</text:p>
          </table:table-cell>
          <table:table-cell office:value-type="string" office:value="かいぎ で しょるい の コピー を くばった。">
            <text:p>かいぎ で しょるい の コピー を くばった。</text:p>
          </table:table-cell>
          <table:table-cell office:value-type="string" office:value="I handed out copies of the document at the meeting.">
            <text:p>I handed out copies of the document at the meeting.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奥">
            <text:p>奥</text:p>
          </table:table-cell>
          <table:table-cell office:value-type="string" office:value="おく">
            <text:p>おく</text:p>
          </table:table-cell>
          <table:table-cell office:value-type="string" office:value="inner part, the back">
            <text:p>inner part, the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部屋の奥に大きなクローゼットがあります。">
            <text:p>部屋の奥に大きなクローゼットがあります。</text:p>
          </table:table-cell>
          <table:table-cell office:value-type="string" office:value="へや の おく に おおきな クローゼット が あります。">
            <text:p>へや の おく に おおきな クローゼット が あります。</text:p>
          </table:table-cell>
          <table:table-cell office:value-type="string" office:value="There is a big closet in the back of the room.">
            <text:p>There is a big closet in the back of the roo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さ">
            <text:p>重さ</text:p>
          </table:table-cell>
          <table:table-cell office:value-type="string" office:value="おもさ">
            <text:p>おもさ</text:p>
          </table:table-cell>
          <table:table-cell office:value-type="string" office:value="weight">
            <text:p>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荷物の重さを量ってください。">
            <text:p>この荷物の重さを量ってください。</text:p>
          </table:table-cell>
          <table:table-cell office:value-type="string" office:value="この にもつ の おもさ を はかって ください 。">
            <text:p>この にもつ の おもさ を はかって ください 。</text:p>
          </table:table-cell>
          <table:table-cell office:value-type="string" office:value="Please weigh this luggage.">
            <text:p>Please weigh this luggage.</text:p>
          </table:table-cell>
          <table:table-cell office:value-type="string" office:value="彼は自分の言葉の重さが分かっていません。">
            <text:p>彼は自分の言葉の重さが分かっていません。</text:p>
          </table:table-cell>
          <table:table-cell office:value-type="string" office:value="かれ は じぶん の ことば の おもさ が わかって いません。">
            <text:p>かれ は じぶん の ことば の おもさ が わかって いません。</text:p>
          </table:table-cell>
          <table:table-cell office:value-type="string" office:value="He doesn't know the weight of his words.">
            <text:p>He doesn't know the weight of his word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しい">
            <text:p>親しい</text:p>
          </table:table-cell>
          <table:table-cell office:value-type="string" office:value="したしい">
            <text:p>したしい</text:p>
          </table:table-cell>
          <table:table-cell office:value-type="string" office:value="intimate, close">
            <text:p>intimate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週末、親しい友達を家に呼んだ。">
            <text:p>週末、親しい友達を家に呼んだ。</text:p>
          </table:table-cell>
          <table:table-cell office:value-type="string" office:value="しゅうまつ、 したしい ともだち を いえ に よんだ。">
            <text:p>しゅうまつ、 したしい ともだち を いえ に よんだ。</text:p>
          </table:table-cell>
          <table:table-cell office:value-type="string" office:value="I invited a close friend to my house over the weekend.">
            <text:p>I invited a close friend to my house over the weekend.</text:p>
          </table:table-cell>
          <table:table-cell office:value-type="string" office:value="私は、親しい女性は下の名前で呼びます。">
            <text:p>私は、親しい女性は下の名前で呼びます。</text:p>
          </table:table-cell>
          <table:table-cell office:value-type="string" office:value="わたし は、 したしい じょせい は した の なまえ で よびます。">
            <text:p>わたし は、 したしい じょせい は した の なまえ で よびます。</text:p>
          </table:table-cell>
          <table:table-cell office:value-type="string" office:value="I address women I'm close with by their first names.">
            <text:p>I address women I'm close with by their first nam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修理">
            <text:p>修理</text:p>
          </table:table-cell>
          <table:table-cell office:value-type="string" office:value="しゅうり">
            <text:p>しゅうり</text:p>
          </table:table-cell>
          <table:table-cell office:value-type="string" office:value="repair, mending">
            <text:p>repair, me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車を修理に出した。">
            <text:p>車を修理に出した。</text:p>
          </table:table-cell>
          <table:table-cell office:value-type="string" office:value="くるま を しゅうり に だした。">
            <text:p>くるま を しゅうり に だした。</text:p>
          </table:table-cell>
          <table:table-cell office:value-type="string" office:value="I sent my car for repair.">
            <text:p>I sent my car for repair.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I repaired the car's motor.">
            <text:p>I repaired the car's moto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ード">
            <text:p>カード</text:p>
          </table:table-cell>
          <table:table-cell office:value-type="string" office:value="カード">
            <text:p>カード</text:p>
          </table:table-cell>
          <table:table-cell office:value-type="string" office:value="card">
            <text:p>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母の日に母にカードを書きました。">
            <text:p>母の日に母にカードを書きました。</text:p>
          </table:table-cell>
          <table:table-cell office:value-type="string" office:value="はは の ひ に はは に カード を かきました。">
            <text:p>はは の ひ に はは に カード を かきました。</text:p>
          </table:table-cell>
          <table:table-cell office:value-type="string" office:value="On Mother's Day, I wrote my mother a card.">
            <text:p>On Mother's Day, I wrote my mother a car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挨拶">
            <text:p>挨拶</text:p>
          </table:table-cell>
          <table:table-cell office:value-type="string" office:value="あいさつ">
            <text:p>あいさつ</text:p>
          </table:table-cell>
          <table:table-cell office:value-type="string" office:value="greet, greeting">
            <text:p>greet, gr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笑顔で挨拶した。">
            <text:p>彼女は笑顔で挨拶した。</text:p>
          </table:table-cell>
          <table:table-cell office:value-type="string" office:value="かのじょ は えがお で あいさつ した。">
            <text:p>かのじょ は えがお で あいさつ した。</text:p>
          </table:table-cell>
          <table:table-cell office:value-type="string" office:value="She greeted me with a smile.">
            <text:p>She greeted me with a smile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chairman's greetings.">
            <text:p>First was the chairman's greeting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階段">
            <text:p>階段</text:p>
          </table:table-cell>
          <table:table-cell office:value-type="string" office:value="かいだん">
            <text:p>かいだん</text:p>
          </table:table-cell>
          <table:table-cell office:value-type="string" office:value="steps, flight of stairs">
            <text:p>steps, flight of 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駅の階段をかけ上がった。">
            <text:p>私たちは駅の階段をかけ上がった。</text:p>
          </table:table-cell>
          <table:table-cell office:value-type="string" office:value="わたし たち は えき の かいだん を かけあがった。">
            <text:p>わたし たち は えき の かいだん を かけあがった。</text:p>
          </table:table-cell>
          <table:table-cell office:value-type="string" office:value="We ran up the station steps.">
            <text:p>We ran up the station steps.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配る">
            <text:p>配る</text:p>
          </table:table-cell>
          <table:table-cell office:value-type="string" office:value="くばる">
            <text:p>くばる</text:p>
          </table:table-cell>
          <table:table-cell office:value-type="string" office:value="hand out, distribute">
            <text:p>hand out, distribu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で書類を配った。">
            <text:p>会議で書類を配った。</text:p>
          </table:table-cell>
          <table:table-cell office:value-type="string" office:value="かいぎ で しょるい を くばった。">
            <text:p>かいぎ で しょるい を くばった。</text:p>
          </table:table-cell>
          <table:table-cell office:value-type="string" office:value="I handed out the document at the meeting.">
            <text:p>I handed out the document at the meeting.</text:p>
          </table:table-cell>
          <table:table-cell office:value-type="string" office:value="道でよくティッシュを配っています。">
            <text:p>道でよくティッシュを配っています。</text:p>
          </table:table-cell>
          <table:table-cell office:value-type="string" office:value="みち で よく ティッシュ を くばって います。">
            <text:p>みち で よく ティッシュ を くばって います。</text:p>
          </table:table-cell>
          <table:table-cell office:value-type="string" office:value="Tissue packs are often handed out on the street.">
            <text:p>Tissue packs are often handed out on the stree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断る">
            <text:p>断る</text:p>
          </table:table-cell>
          <table:table-cell office:value-type="string" office:value="ことわる">
            <text:p>ことわる</text:p>
          </table:table-cell>
          <table:table-cell office:value-type="string" office:value="refuse, turn down">
            <text:p>refuse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のプロポーズを断った。">
            <text:p>私は彼のプロポーズを断った。</text:p>
          </table:table-cell>
          <table:table-cell office:value-type="string" office:value="わたし は かれ の プロポーズ を ことわった。">
            <text:p>わたし は かれ の プロポーズ を ことわった。</text:p>
          </table:table-cell>
          <table:table-cell office:value-type="string" office:value="I turned down his marriage proposal.">
            <text:p>I turned down his marriage proposal.</text:p>
          </table:table-cell>
          <table:table-cell office:value-type="string" office:value="来週のパーティーは断りました。">
            <text:p>来週のパーティーは断りました。</text:p>
          </table:table-cell>
          <table:table-cell office:value-type="string" office:value="らいしゅう の パーティー は ことわりました。">
            <text:p>らいしゅう の パーティー は ことわりました。</text:p>
          </table:table-cell>
          <table:table-cell office:value-type="string" office:value="I turned down the party (invite) next week.">
            <text:p>I turned down the party (invite) next week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ム">
            <text:p>グラム</text:p>
          </table:table-cell>
          <table:table-cell office:value-type="string" office:value="グラム">
            <text:p>グラム</text:p>
          </table:table-cell>
          <table:table-cell office:value-type="string" office:value="gram">
            <text:p>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ひき肉を200グラムください。">
            <text:p>ひき肉を200グラムください。</text:p>
          </table:table-cell>
          <table:table-cell office:value-type="string" office:value="ひきにく を 200 グラム ください。">
            <text:p>ひきにく を 200 グラム ください。</text:p>
          </table:table-cell>
          <table:table-cell office:value-type="string" office:value="Please give me 200 grams of ground meat.">
            <text:p>Please give me 200 grams of ground meat.</text:p>
          </table:table-cell>
          <table:table-cell office:value-type="string" office:value="パンダの赤ちゃんは生まれた時、147グラムしかありませんでした。">
            <text:p>パンダの赤ちゃんは生まれた時、147グラムしかありませんでした。</text:p>
          </table:table-cell>
          <table:table-cell office:value-type="string" office:value="パンダ の あかちゃん は うまれた とき、147 グラム しか ありません でした。">
            <text:p>パンダ の あかちゃん は うまれた とき、147 グラム しか ありません でした。</text:p>
          </table:table-cell>
          <table:table-cell office:value-type="string" office:value="The baby panda weighed only 147 grams when it was born.">
            <text:p>The baby panda weighed only 147 grams when it was bor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濃い">
            <text:p>濃い</text:p>
          </table:table-cell>
          <table:table-cell office:value-type="string" office:value="こい">
            <text:p>こい</text:p>
          </table:table-cell>
          <table:table-cell office:value-type="string" office:value="strong, concentrated">
            <text:p>strong, concentrat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濃い味が好きだ。">
            <text:p>私は濃い味が好きだ。</text:p>
          </table:table-cell>
          <table:table-cell office:value-type="string" office:value="わたし は こい あじ が すき だ。">
            <text:p>わたし は こい あじ が すき だ。</text:p>
          </table:table-cell>
          <table:table-cell office:value-type="string" office:value="I like strong tastes.">
            <text:p>I like strong tastes.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壊す">
            <text:p>壊す</text:p>
          </table:table-cell>
          <table:table-cell office:value-type="string" office:value="こわす">
            <text:p>こわす</text:p>
          </table:table-cell>
          <table:table-cell office:value-type="string" office:value="break (something), destroy">
            <text:p>break (something), destr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私のケータイを壊した。">
            <text:p>彼女が私のケータイを壊した。</text:p>
          </table:table-cell>
          <table:table-cell office:value-type="string" office:value="かのじょ が わたし の ケータイ を こわした。">
            <text:p>かのじょ が わたし の ケータイ を こわした。</text:p>
          </table:table-cell>
          <table:table-cell office:value-type="string" office:value="She destroyed my cell phone.">
            <text:p>She destroyed my cell phone.</text:p>
          </table:table-cell>
          <table:table-cell office:value-type="string" office:value="息子が私の眼鏡を壊しました。">
            <text:p>息子が私の眼鏡を壊しました。</text:p>
          </table:table-cell>
          <table:table-cell office:value-type="string" office:value="むすこ が わたし の めがね を こわしました。">
            <text:p>むすこ が わたし の めがね を こわしました。</text:p>
          </table:table-cell>
          <table:table-cell office:value-type="string" office:value="My son broke my glasses.">
            <text:p>My son broke my glass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桜">
            <text:p>桜</text:p>
          </table:table-cell>
          <table:table-cell office:value-type="string" office:value="さくら">
            <text:p>さくら</text:p>
          </table:table-cell>
          <table:table-cell office:value-type="string" office:value="cherry tree, cherry blossom">
            <text:p>cherry tree, cherry bloss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桜は三月か四月に咲きます。">
            <text:p>桜は三月か四月に咲きます。</text:p>
          </table:table-cell>
          <table:table-cell office:value-type="string" office:value="さくら は さん がつ か し がつ に さきます。">
            <text:p>さくら は さん がつ か し がつ に さきます。</text:p>
          </table:table-cell>
          <table:table-cell office:value-type="string" office:value="Cherry blossoms bloom in March or April.">
            <text:p>Cherry blossoms bloom in March or April.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The cherry blossoms have bloomed.">
            <text:p>The cherry blossoms have bloome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方">
            <text:p>仕方</text:p>
          </table:table-cell>
          <table:table-cell office:value-type="string" office:value="しかた">
            <text:p>しかた</text:p>
          </table:table-cell>
          <table:table-cell office:value-type="string" office:value="way, method">
            <text:p>way, meth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ァイルのダウンロードの仕方が分かりません。">
            <text:p>ファイルのダウンロードの仕方が分かりません。</text:p>
          </table:table-cell>
          <table:table-cell office:value-type="string" office:value="ファイル の ダウンロード の しかた が わかりません。">
            <text:p>ファイル の ダウンロード の しかた が わかりません。</text:p>
          </table:table-cell>
          <table:table-cell office:value-type="string" office:value="I don't know how to download the file.">
            <text:p>I don't know how to download the file.</text:p>
          </table:table-cell>
          <table:table-cell office:value-type="string" office:value="日本の挨拶の仕方を教えてください。">
            <text:p>日本の挨拶の仕方を教えてください。</text:p>
          </table:table-cell>
          <table:table-cell office:value-type="string" office:value="にほん の あいさつ の しかた を おしえて ください。">
            <text:p>にほん の あいさつ の しかた を おしえて ください。</text:p>
          </table:table-cell>
          <table:table-cell office:value-type="string" office:value="Please teach me how to greet people in Japanese.">
            <text:p>Please teach me how to greet people in Japanes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絵">
            <text:p>絵</text:p>
          </table:table-cell>
          <table:table-cell office:value-type="string" office:value="え">
            <text:p>え</text:p>
          </table:table-cell>
          <table:table-cell office:value-type="string" office:value="picture, painting">
            <text:p>picture, pain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有名な画家の絵です。">
            <text:p>これは有名な画家の絵です。</text:p>
          </table:table-cell>
          <table:table-cell office:value-type="string" office:value="これ は ゆうめいな がか の え です。">
            <text:p>これ は ゆうめいな がか の え です。</text:p>
          </table:table-cell>
          <table:table-cell office:value-type="string" office:value="This is a painting by a famous artist.">
            <text:p>This is a painting by a famous artist.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温">
            <text:p>気温</text:p>
          </table:table-cell>
          <table:table-cell office:value-type="string" office:value="きおん">
            <text:p>きおん</text:p>
          </table:table-cell>
          <table:table-cell office:value-type="string" office:value="air temperature">
            <text:p>air 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気温は26度です。">
            <text:p>今日の気温は26度です。</text:p>
          </table:table-cell>
          <table:table-cell office:value-type="string" office:value="きょう の きおん は 26 ど です。">
            <text:p>きょう の きおん は 26 ど です。</text:p>
          </table:table-cell>
          <table:table-cell office:value-type="string" office:value="Today's temperature is 26 degrees.">
            <text:p>Today's temperature is 26 degrees.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物">
            <text:p>品物</text:p>
          </table:table-cell>
          <table:table-cell office:value-type="string" office:value="しなもの">
            <text:p>しなもの</text:p>
          </table:table-cell>
          <table:table-cell office:value-type="string" office:value="article, goods">
            <text:p>article, good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lot of products.">
            <text:p>The shop sells a lot of products.</text:p>
          </table:table-cell>
          <table:table-cell office:value-type="string" office:value="先週送った品物が届いていません。">
            <text:p>先週送った品物が届いていません。</text:p>
          </table:table-cell>
          <table:table-cell office:value-type="string" office:value="せんしゅう おくった しなもの が とどいて いません。">
            <text:p>せんしゅう おくった しなもの が とどいて いません。</text:p>
          </table:table-cell>
          <table:table-cell office:value-type="string" office:value="The goods we sent last week haven't arrived yet.">
            <text:p>The goods we sent last week haven't arrived ye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吸う">
            <text:p>吸う</text:p>
          </table:table-cell>
          <table:table-cell office:value-type="string" office:value="すう">
            <text:p>すう</text:p>
          </table:table-cell>
          <table:table-cell office:value-type="string" office:value="inhale, suck">
            <text:p>inhale, su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く息を吸った。">
            <text:p>彼は大きく息を吸った。</text:p>
          </table:table-cell>
          <table:table-cell office:value-type="string" office:value="かれ は おおきく いき を すった。">
            <text:p>かれ は おおきく いき を すった。</text:p>
          </table:table-cell>
          <table:table-cell office:value-type="string" office:value="He took a deep breath.">
            <text:p>He took a deep breath.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内">
            <text:p>案内</text:p>
          </table:table-cell>
          <table:table-cell office:value-type="string" office:value="あんない">
            <text:p>あんない</text:p>
          </table:table-cell>
          <table:table-cell office:value-type="string" office:value="guide, guidance">
            <text:p>guide, guid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が中をご案内します。">
            <text:p>私が中をご案内します。</text:p>
          </table:table-cell>
          <table:table-cell office:value-type="string" office:value="わたし が なか を ごあんない します。">
            <text:p>わたし が なか を ごあんない します。</text:p>
          </table:table-cell>
          <table:table-cell office:value-type="string" office:value="I'll show you around inside.">
            <text:p>I'll show you around inside.</text:p>
          </table:table-cell>
          <table:table-cell office:value-type="string" office:value="友達が東京を案内してくれました。">
            <text:p>友達が東京を案内してくれました。</text:p>
          </table:table-cell>
          <table:table-cell office:value-type="string" office:value="ともだち が とうきょう を あんない して くれました。">
            <text:p>ともだち が とうきょう を あんない して くれました。</text:p>
          </table:table-cell>
          <table:table-cell office:value-type="string" office:value="My friend showed me around Tokyo.">
            <text:p>My friend showed me around Tokyo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キー">
            <text:p>スキー</text:p>
          </table:table-cell>
          <table:table-cell office:value-type="string" office:value="スキー">
            <text:p>スキー</text:p>
          </table:table-cell>
          <table:table-cell office:value-type="string" office:value="ski, skiing">
            <text:p>ski, ski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持ち">
            <text:p>金持ち</text:p>
          </table:table-cell>
          <table:table-cell office:value-type="string" office:value="かねもち">
            <text:p>かねもち</text:p>
          </table:table-cell>
          <table:table-cell office:value-type="string" office:value="wealthy person">
            <text:p>wealthy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金持ちです。">
            <text:p>彼は金持ちです。</text:p>
          </table:table-cell>
          <table:table-cell office:value-type="string" office:value="かれ は かねもち です。">
            <text:p>かれ は かねもち です。</text:p>
          </table:table-cell>
          <table:table-cell office:value-type="string" office:value="He's rich.">
            <text:p>He's rich.</text:p>
          </table:table-cell>
          <table:table-cell office:value-type="string" office:value="私はもっとお金持ちの家に生まれたかった。">
            <text:p>私はもっとお金持ちの家に生まれたかった。</text:p>
          </table:table-cell>
          <table:table-cell office:value-type="string" office:value="わたし は もっと おかねもち の いえ に うまれたかった。">
            <text:p>わたし は もっと おかねもち の いえ に うまれたかった。</text:p>
          </table:table-cell>
          <table:table-cell office:value-type="string" office:value="I wanted to be born in a wealthier family.">
            <text:p>I wanted to be born in a wealthier famil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尋ねる">
            <text:p>尋ねる</text:p>
          </table:table-cell>
          <table:table-cell office:value-type="string" office:value="たずねる">
            <text:p>たずねる</text:p>
          </table:table-cell>
          <table:table-cell office:value-type="string" office:value="inquire, ask">
            <text:p>inquire, 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道を尋ねた。">
            <text:p>彼女は道を尋ねた。</text:p>
          </table:table-cell>
          <table:table-cell office:value-type="string" office:value="かのじょ は みち を たずねた。">
            <text:p>かのじょ は みち を たずねた。</text:p>
          </table:table-cell>
          <table:table-cell office:value-type="string" office:value="She asked for directions.">
            <text:p>She asked for directions.</text:p>
          </table:table-cell>
          <table:table-cell office:value-type="string" office:value="先生は、みんなの意見を尋ねました。">
            <text:p>先生は、みんなの意見を尋ねました。</text:p>
          </table:table-cell>
          <table:table-cell office:value-type="string" office:value="せんせい は、みんな の いけん を たずねました。">
            <text:p>せんせい は、みんな の いけん を たずねました。</text:p>
          </table:table-cell>
          <table:table-cell office:value-type="string" office:value="The teacher asked everyone for their opinion.">
            <text:p>The teacher asked everyone for their opin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叩く">
            <text:p>叩く</text:p>
          </table:table-cell>
          <table:table-cell office:value-type="string" office:value="たたく">
            <text:p>たたく</text:p>
          </table:table-cell>
          <table:table-cell office:value-type="string" office:value="tap, hit">
            <text:p>tap, h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子供のおしりを叩いた。">
            <text:p>彼は子供のおしりを叩いた。</text:p>
          </table:table-cell>
          <table:table-cell office:value-type="string" office:value="かれ は こども の おしり を たたいた。">
            <text:p>かれ は こども の おしり を たたいた。</text:p>
          </table:table-cell>
          <table:table-cell office:value-type="string" office:value="He slapped his child on his bottom.">
            <text:p>He slapped his child on his bottom.</text:p>
          </table:table-cell>
          <table:table-cell office:value-type="string" office:value="知らない人に肩を叩かれました。">
            <text:p>知らない人に肩を叩かれました。</text:p>
          </table:table-cell>
          <table:table-cell office:value-type="string" office:value="しらない ひと に かた を たたかれました。">
            <text:p>しらない ひと に かた を たたかれました。</text:p>
          </table:table-cell>
          <table:table-cell office:value-type="string" office:value="A stranger tapped my shoulder.">
            <text:p>A stranger tapped my should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り">
            <text:p>帰り</text:p>
          </table:table-cell>
          <table:table-cell office:value-type="string" office:value="かえり">
            <text:p>かえり</text:p>
          </table:table-cell>
          <table:table-cell office:value-type="string" office:value="return, going home">
            <text:p>return, going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卵">
            <text:p>卵</text:p>
          </table:table-cell>
          <table:table-cell office:value-type="string" office:value="たまご">
            <text:p>たまご</text:p>
          </table:table-cell>
          <table:table-cell office:value-type="string" office:value="egg">
            <text:p>eg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ニワトリは卵を産みます。">
            <text:p>ニワトリは卵を産みます。</text:p>
          </table:table-cell>
          <table:table-cell office:value-type="string" office:value="ニワトリ は たまご を うみます。">
            <text:p>ニワトリ は たまご を うみます。</text:p>
          </table:table-cell>
          <table:table-cell office:value-type="string" office:value="Chickens lay eggs.">
            <text:p>Chickens lay eggs.</text:p>
          </table:table-cell>
          <table:table-cell office:value-type="string" office:value="このオムレツに卵を三つ使いました。">
            <text:p>このオムレツに卵を三つ使いました。</text:p>
          </table:table-cell>
          <table:table-cell office:value-type="string" office:value="この オムレツ に たまご を みっつ つかいました。">
            <text:p>この オムレツ に たまご を みっつ つかいました。</text:p>
          </table:table-cell>
          <table:table-cell office:value-type="string" office:value="I used three eggs for this omelette.">
            <text:p>I used three eggs for this omelett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氷">
            <text:p>氷</text:p>
          </table:table-cell>
          <table:table-cell office:value-type="string" office:value="こおり">
            <text:p>こおり</text:p>
          </table:table-cell>
          <table:table-cell office:value-type="string" office:value="ice">
            <text:p>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アイスコーヒーを氷なしでお願いします。">
            <text:p>アイスコーヒーを氷なしでお願いします。</text:p>
          </table:table-cell>
          <table:table-cell office:value-type="string" office:value="アイス コーヒー を こおり なし で おねがい します。">
            <text:p>アイス コーヒー を こおり なし で おねがい します。</text:p>
          </table:table-cell>
          <table:table-cell office:value-type="string" office:value="I'll have iced coffee without ice.">
            <text:p>I'll have iced coffee without 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学生">
            <text:p>留学生</text:p>
          </table:table-cell>
          <table:table-cell office:value-type="string" office:value="りゅうがくせい">
            <text:p>りゅうがくせい</text:p>
          </table:table-cell>
          <table:table-cell office:value-type="string" office:value="student studying abroad">
            <text:p>student studying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留学生です。">
            <text:p>彼は留学生です。</text:p>
          </table:table-cell>
          <table:table-cell office:value-type="string" office:value="かれ は りゅうがくせい です。">
            <text:p>かれ は りゅうがくせい です。</text:p>
          </table:table-cell>
          <table:table-cell office:value-type="string" office:value="He's an international student.">
            <text:p>He's an international student.</text:p>
          </table:table-cell>
          <table:table-cell office:value-type="string" office:value="私の学校にアメリカから留学生が来ます。">
            <text:p>私の学校にアメリカから留学生が来ます。</text:p>
          </table:table-cell>
          <table:table-cell office:value-type="string" office:value="わたし の がっこう に アメリカ から りゅうがくせい が きます。">
            <text:p>わたし の がっこう に アメリカ から りゅうがくせい が きます。</text:p>
          </table:table-cell>
          <table:table-cell office:value-type="string" office:value="A foreign student from America is coming to my school.">
            <text:p>A foreign student from America is coming to my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フト">
            <text:p>ソフト</text:p>
          </table:table-cell>
          <table:table-cell office:value-type="string" office:value="ソフト">
            <text:p>ソフト</text:p>
          </table:table-cell>
          <table:table-cell office:value-type="string" office:value="software, program (for short)">
            <text:p>software, progr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ソフトで日本語を勉強することができます。">
            <text:p>このソフトで日本語を勉強することができます。</text:p>
          </table:table-cell>
          <table:table-cell office:value-type="string" office:value="この ソフト で にほん ご を べんきょう する こと が できます。">
            <text:p>この ソフト で にほん ご を べんきょう する こと が できます。</text:p>
          </table:table-cell>
          <table:table-cell office:value-type="string" office:value="You can study Japanese with this software.">
            <text:p>You can study Japanese with this software.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医者">
            <text:p>歯医者</text:p>
          </table:table-cell>
          <table:table-cell office:value-type="string" office:value="はいしゃ">
            <text:p>はいしゃ</text:p>
          </table:table-cell>
          <table:table-cell office:value-type="string" office:value="dentist">
            <text:p>dent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歯医者が嫌いです。">
            <text:p>私は歯医者が嫌いです。</text:p>
          </table:table-cell>
          <table:table-cell office:value-type="string" office:value="わたし は はいしゃ が きらい です。">
            <text:p>わたし は はいしゃ が きらい です。</text:p>
          </table:table-cell>
          <table:table-cell office:value-type="string" office:value="I hate the dentist.">
            <text:p>I hate the dentist.</text:p>
          </table:table-cell>
          <table:table-cell office:value-type="string" office:value="歯が痛いので歯医者に行きました。">
            <text:p>歯が痛いので歯医者に行きました。</text:p>
          </table:table-cell>
          <table:table-cell office:value-type="string" office:value="は が いたい ので はいしゃ に いきました。">
            <text:p>は が いたい ので はいしゃ に いきました。</text:p>
          </table:table-cell>
          <table:table-cell office:value-type="string" office:value="I have a toothache, so I went to the dentist.">
            <text:p>I have a toothache, so I went to the denti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蹴る">
            <text:p>蹴る</text:p>
          </table:table-cell>
          <table:table-cell office:value-type="string" office:value="ける">
            <text:p>ける</text:p>
          </table:table-cell>
          <table:table-cell office:value-type="string" office:value="kick">
            <text:p>ki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ールキーパーがボールを蹴った。">
            <text:p>ゴールキーパーがボールを蹴った。</text:p>
          </table:table-cell>
          <table:table-cell office:value-type="string" office:value="ゴールキーパー が ボール を けった。">
            <text:p>ゴールキーパー が ボール を けった。</text:p>
          </table:table-cell>
          <table:table-cell office:value-type="string" office:value="The goalkeeper kicked the ball.">
            <text:p>The goalkeeper kicked the ball.</text:p>
          </table:table-cell>
          <table:table-cell office:value-type="string" office:value="飛行機で前の席を蹴らないでください。">
            <text:p>飛行機で前の席を蹴らないでください。</text:p>
          </table:table-cell>
          <table:table-cell office:value-type="string" office:value="ひこうき で まえ の せき を けらないで ください。">
            <text:p>ひこうき で まえ の せき を けらないで ください。</text:p>
          </table:table-cell>
          <table:table-cell office:value-type="string" office:value="Please don't kick the seat in front of you on the plane.">
            <text:p>Please don't kick the seat in front of you on the plan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敷く">
            <text:p>敷く</text:p>
          </table:table-cell>
          <table:table-cell office:value-type="string" office:value="しく">
            <text:p>しく</text:p>
          </table:table-cell>
          <table:table-cell office:value-type="string" office:value="lay, spread">
            <text:p>lay, sp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生まれて初めて布団を敷いた。">
            <text:p>生まれて初めて布団を敷いた。</text:p>
          </table:table-cell>
          <table:table-cell office:value-type="string" office:value="うまれて はじめて ふとん を しいた。">
            <text:p>うまれて はじめて ふとん を しいた。</text:p>
          </table:table-cell>
          <table:table-cell office:value-type="string" office:value="I laid out the futon for the first time in my life.">
            <text:p>I laid out the futon for the first time in my life.</text:p>
          </table:table-cell>
          <table:table-cell office:value-type="string" office:value="彼は部屋にもう1枚カーペットを敷きました。">
            <text:p>彼は部屋にもう1枚カーペットを敷きました。</text:p>
          </table:table-cell>
          <table:table-cell office:value-type="string" office:value="かれ は へや に もう 1 まい カーペット を しきました。">
            <text:p>かれ は へや に もう 1 まい カーペット を しきました。</text:p>
          </table:table-cell>
          <table:table-cell office:value-type="string" office:value="He laid another carpet (on the floor of) the room.">
            <text:p>He laid another carpet (on the floor of) the room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ととき">
            <text:p>ひととき</text:p>
          </table:table-cell>
          <table:table-cell office:value-type="string" office:value="ひととき">
            <text:p>ひととき</text:p>
          </table:table-cell>
          <table:table-cell office:value-type="string" office:value="some moments, a while">
            <text:p>some moments, a wh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楽しいひとときをお過ごしください。">
            <text:p>楽しいひとときをお過ごしください。</text:p>
          </table:table-cell>
          <table:table-cell office:value-type="string" office:value="たのしい ひととき を おすごし ください 。">
            <text:p>たのしい ひととき を おすごし ください 。</text:p>
          </table:table-cell>
          <table:table-cell office:value-type="string" office:value="Please have a good time.">
            <text:p>Please have a good time.</text:p>
          </table:table-cell>
          <table:table-cell office:value-type="string" office:value="私は、ディズニーランドで夢のようなひとときを過ごしました。">
            <text:p>私は、ディズニーランドで夢のようなひとときを過ごしました。</text:p>
          </table:table-cell>
          <table:table-cell office:value-type="string" office:value="わたし は、ディズニーランド で ゆめ の ような ひととき を すごしました。">
            <text:p>わたし は、ディズニーランド で ゆめ の ような ひととき を すごしました。</text:p>
          </table:table-cell>
          <table:table-cell office:value-type="string" office:value="I spent dream-like moments in Disney Land.">
            <text:p>I spent dream-like moments in Disney Lan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通事故">
            <text:p>交通事故</text:p>
          </table:table-cell>
          <table:table-cell office:value-type="string" office:value="こうつうじこ">
            <text:p>こうつうじこ</text:p>
          </table:table-cell>
          <table:table-cell office:value-type="string" office:value="traffic accident">
            <text:p>traffic ac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交通事故を起こした。">
            <text:p>彼は交通事故を起こした。</text:p>
          </table:table-cell>
          <table:table-cell office:value-type="string" office:value="かれ は こうつう じこ を おこした。">
            <text:p>かれ は こうつう じこ を おこした。</text:p>
          </table:table-cell>
          <table:table-cell office:value-type="string" office:value="He caused a traffic accident.">
            <text:p>He caused a traffic accident.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遭う">
            <text:p>遭う</text:p>
          </table:table-cell>
          <table:table-cell office:value-type="string" office:value="あう">
            <text:p>あう</text:p>
          </table:table-cell>
          <table:table-cell office:value-type="string" office:value="encounter, get caught in">
            <text:p>encounter, get caugh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交通事故に遭った。">
            <text:p>彼は交通事故に遭った。</text:p>
          </table:table-cell>
          <table:table-cell office:value-type="string" office:value="かれ は こうつう じこ に あった。">
            <text:p>かれ は こうつう じこ に あった。</text:p>
          </table:table-cell>
          <table:table-cell office:value-type="string" office:value="He had a traffic accident.">
            <text:p>He had a traffic accident.</text:p>
          </table:table-cell>
          <table:table-cell office:value-type="string" office:value="兄と喧嘩して、痛い目に遭いました。">
            <text:p>兄と喧嘩して、痛い目に遭いました。</text:p>
          </table:table-cell>
          <table:table-cell office:value-type="string" office:value="あに と けんか して、いたい め に あいました。">
            <text:p>あに と けんか して、いたい め に あいました。</text:p>
          </table:table-cell>
          <table:table-cell office:value-type="string" office:value="I had a fight with my older brother and ended up in pain.">
            <text:p>I had a fight with my older brother and ended up in pai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招待">
            <text:p>招待</text:p>
          </table:table-cell>
          <table:table-cell office:value-type="string" office:value="しょうたい">
            <text:p>しょうたい</text:p>
          </table:table-cell>
          <table:table-cell office:value-type="string" office:value="invitation">
            <text:p>invi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高校のときの先生を結婚式に招待した。">
            <text:p>高校のときの先生を結婚式に招待した。</text:p>
          </table:table-cell>
          <table:table-cell office:value-type="string" office:value="こうこう の とき の せんせい を けっこん しき に しょうたい した。">
            <text:p>こうこう の とき の せんせい を けっこん しき に しょうたい した。</text:p>
          </table:table-cell>
          <table:table-cell office:value-type="string" office:value="I invited my high school teacher to the wedding.">
            <text:p>I invited my high school teacher to the wedding.</text:p>
          </table:table-cell>
          <table:table-cell office:value-type="string" office:value="ご招待、ありがとうございます。">
            <text:p>ご招待、ありがとうございます。</text:p>
          </table:table-cell>
          <table:table-cell office:value-type="string" office:value="ごしょうたい、ありがとう ございます。">
            <text:p>ごしょうたい、ありがとう ございます。</text:p>
          </table:table-cell>
          <table:table-cell office:value-type="string" office:value="Thank you for the invitation.">
            <text:p>Thank you for the invita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咲く">
            <text:p>咲く</text:p>
          </table:table-cell>
          <table:table-cell office:value-type="string" office:value="さく">
            <text:p>さく</text:p>
          </table:table-cell>
          <table:table-cell office:value-type="string" office:value="bloom, blossom">
            <text:p>bloom, bloss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Cherry blossoms have bloomed.">
            <text:p>Cherry blossoms have bloomed.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二十歳">
            <text:p>二十歳</text:p>
          </table:table-cell>
          <table:table-cell office:value-type="string" office:value="はたち">
            <text:p>はたち</text:p>
          </table:table-cell>
          <table:table-cell office:value-type="string" office:value="20 years old">
            <text:p>20 years 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日本では二十歳からお酒を飲めます。">
            <text:p>日本では二十歳からお酒を飲めます。</text:p>
          </table:table-cell>
          <table:table-cell office:value-type="string" office:value="にほん で は はたち から おさけ を のめます。">
            <text:p>にほん で は はたち から おさけ を のめます。</text:p>
          </table:table-cell>
          <table:table-cell office:value-type="string" office:value="In Japan, people can drink alcohol after the age of twenty.">
            <text:p>In Japan, people can drink alcohol after the age of twenty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銀">
            <text:p>銀</text:p>
          </table:table-cell>
          <table:table-cell office:value-type="string" office:value="ぎん">
            <text:p>ぎん</text:p>
          </table:table-cell>
          <table:table-cell office:value-type="string" office:value="silver">
            <text:p>sil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銀メダルを取った。">
            <text:p>彼は銀メダルを取った。</text:p>
          </table:table-cell>
          <table:table-cell office:value-type="string" office:value="かれ は ぎん メダル を とった。">
            <text:p>かれ は ぎん メダル を とった。</text:p>
          </table:table-cell>
          <table:table-cell office:value-type="string" office:value="He got the silver medal.">
            <text:p>He got the silver medal.</text:p>
          </table:table-cell>
          <table:table-cell office:value-type="string" office:value="娘に銀のブレスレットを買いました。">
            <text:p>娘に銀のブレスレットを買いました。</text:p>
          </table:table-cell>
          <table:table-cell office:value-type="string" office:value="むすめ に ぎん の ブレスレット を かいました。">
            <text:p>むすめ に ぎん の ブレスレット を かいました。</text:p>
          </table:table-cell>
          <table:table-cell office:value-type="string" office:value="I bought a silver bracelet for my daughter.">
            <text:p>I bought a silver bracelet for my daught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側">
            <text:p>内側</text:p>
          </table:table-cell>
          <table:table-cell office:value-type="string" office:value="うちがわ">
            <text:p>うちがわ</text:p>
          </table:table-cell>
          <table:table-cell office:value-type="string" office:value="inside, interior">
            <text:p>inside, int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内側に下がってください。">
            <text:p>白線の内側に下がってください。</text:p>
          </table:table-cell>
          <table:table-cell office:value-type="string" office:value="はくせん の うちがわ に さがって ください。">
            <text:p>はくせん の うちがわ に さがって ください。</text:p>
          </table:table-cell>
          <table:table-cell office:value-type="string" office:value="Please step back behind the white line.">
            <text:p>Please step back behind the white line.</text:p>
          </table:table-cell>
          <table:table-cell office:value-type="string" office:value="カップの内側の線までお湯を入れてください。">
            <text:p>カップの内側の線までお湯を入れてください。</text:p>
          </table:table-cell>
          <table:table-cell office:value-type="string" office:value="カップ の うちがわ の せん まで おゆ を いれて ください。">
            <text:p>カップ の うちがわ の せん まで おゆ を いれて ください。</text:p>
          </table:table-cell>
          <table:table-cell office:value-type="string" office:value="Please pour hot water up to the line inside the cup.">
            <text:p>Please pour hot water up to the line inside the cu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池">
            <text:p>池</text:p>
          </table:table-cell>
          <table:table-cell office:value-type="string" office:value="いけ">
            <text:p>いけ</text:p>
          </table:table-cell>
          <table:table-cell office:value-type="string" office:value="pond">
            <text:p>po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池に鯉がいます。">
            <text:p>池に鯉がいます。</text:p>
          </table:table-cell>
          <table:table-cell office:value-type="string" office:value="いけ に こい が います。">
            <text:p>いけ に こい が います。</text:p>
          </table:table-cell>
          <table:table-cell office:value-type="string" office:value="There are carp in the pond.">
            <text:p>There are carp in the pond.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">
            <text:p>石</text:p>
          </table:table-cell>
          <table:table-cell office:value-type="string" office:value="いし">
            <text:p>いし</text:p>
          </table:table-cell>
          <table:table-cell office:value-type="string" office:value="stone, small rock">
            <text:p>stone, small r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石につまずいた。">
            <text:p>私は石につまずいた。</text:p>
          </table:table-cell>
          <table:table-cell office:value-type="string" office:value="わたし は いし に つまずいた。">
            <text:p>わたし は いし に つまずい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男の子が川に石を投げています。">
            <text:p>男の子が川に石を投げています。</text:p>
          </table:table-cell>
          <table:table-cell office:value-type="string" office:value="おとこ の こ が かわ に いし を なげて います。">
            <text:p>おとこ の こ が かわ に いし を なげて います。</text:p>
          </table:table-cell>
          <table:table-cell office:value-type="string" office:value="A boy is throwing a rock in the river.">
            <text:p>A boy is throwing a rock in the riv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">
            <text:p>愛</text:p>
          </table:table-cell>
          <table:table-cell office:value-type="string" office:value="あい">
            <text:p>あい</text:p>
          </table:table-cell>
          <table:table-cell office:value-type="string" office:value="love">
            <text:p>lo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愛をこめて手紙を書いた。">
            <text:p>彼女は愛をこめて手紙を書いた。</text:p>
          </table:table-cell>
          <table:table-cell office:value-type="string" office:value="かのじょ は あい を こめて てがみ を かいた。">
            <text:p>かのじょ は あい を こめて てがみ を かいた。</text:p>
          </table:table-cell>
          <table:table-cell office:value-type="string" office:value="She wrote the letter with love.">
            <text:p>She wrote the letter with love.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need their parents' love.">
            <text:p>Children need their parents' lov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">
            <text:p>課</text:p>
          </table:table-cell>
          <table:table-cell office:value-type="string" office:value="か">
            <text:p>か</text:p>
          </table:table-cell>
          <table:table-cell office:value-type="string" office:value="section, division">
            <text:p>section, di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から課のミーティングがある。">
            <text:p>今から課のミーティングがある。</text:p>
          </table:table-cell>
          <table:table-cell office:value-type="string" office:value="いま から か の ミーティング が ある。">
            <text:p>いま から か の ミーティング が ある。</text:p>
          </table:table-cell>
          <table:table-cell office:value-type="string" office:value="Our division is going to have a meeting now.">
            <text:p>Our division is going to have a meeting now.</text:p>
          </table:table-cell>
          <table:table-cell office:value-type="string" office:value="今日は前の課の復習をします。">
            <text:p>今日は前の課の復習をします。</text:p>
          </table:table-cell>
          <table:table-cell office:value-type="string" office:value="きょう は まえ の か の ふくしゅう を します。">
            <text:p>きょう は まえ の か の ふくしゅう を します。</text:p>
          </table:table-cell>
          <table:table-cell office:value-type="string" office:value="Today we are going to review the previous section.">
            <text:p>Today we are going to review the previous sectio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学院">
            <text:p>大学院</text:p>
          </table:table-cell>
          <table:table-cell office:value-type="string" office:value="だいがくいん">
            <text:p>だいがくいん</text:p>
          </table:table-cell>
          <table:table-cell office:value-type="string" office:value="graduate school">
            <text:p>graduate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学院に進みました。">
            <text:p>彼は大学院に進みました。</text:p>
          </table:table-cell>
          <table:table-cell office:value-type="string" office:value="かれ は だいがくいん に すすみました。">
            <text:p>かれ は だいがくいん に すすみました。</text:p>
          </table:table-cell>
          <table:table-cell office:value-type="string" office:value="He's gone on to graduate school.">
            <text:p>He's gone on to graduate school.</text:p>
          </table:table-cell>
          <table:table-cell office:value-type="string" office:value="私は大学院でもっと科学を勉強したいです。">
            <text:p>私は大学院でもっと科学を勉強したいです。</text:p>
          </table:table-cell>
          <table:table-cell office:value-type="string" office:value="わたし は だいがくいん で もっと かがく を べんきょう したい です。">
            <text:p>わたし は だいがくいん で もっと かがく を べんきょう したい です。</text:p>
          </table:table-cell>
          <table:table-cell office:value-type="string" office:value="I want to study science more in graduate school.">
            <text:p>I want to study science more in graduate schoo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台所">
            <text:p>台所</text:p>
          </table:table-cell>
          <table:table-cell office:value-type="string" office:value="だいどころ">
            <text:p>だいどころ</text:p>
          </table:table-cell>
          <table:table-cell office:value-type="string" office:value="kitchen">
            <text:p>kitc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ラー">
            <text:p>カラー</text:p>
          </table:table-cell>
          <table:table-cell office:value-type="string" office:value="カラー">
            <text:p>カラー</text:p>
          </table:table-cell>
          <table:table-cell office:value-type="string" office:value="color (loan word)">
            <text:p>col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私たちのチームのカラーは青です。">
            <text:p>私たちのチームのカラーは青です。</text:p>
          </table:table-cell>
          <table:table-cell office:value-type="string" office:value="わたし たち の チーム の カラー は あお です。">
            <text:p>わたし たち の チーム の カラー は あお です。</text:p>
          </table:table-cell>
          <table:table-cell office:value-type="string" office:value="Our team color is blue.">
            <text:p>Our team color is blu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り">
            <text:p>すり</text:p>
          </table:table-cell>
          <table:table-cell office:value-type="string" office:value="すり">
            <text:p>すり</text:p>
          </table:table-cell>
          <table:table-cell office:value-type="string" office:value="pickpocket">
            <text:p>pick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りに財布をとられた。">
            <text:p>すりに財布をとられた。</text:p>
          </table:table-cell>
          <table:table-cell office:value-type="string" office:value="すり に さいふ を とられた。">
            <text:p>すり に さいふ を とられた。</text:p>
          </table:table-cell>
          <table:table-cell office:value-type="string" office:value="A pickpocket took my wallet.">
            <text:p>A pickpocket took my wallet.</text:p>
          </table:table-cell>
          <table:table-cell office:value-type="string" office:value="海外に行く時はすりに気を付けてください。">
            <text:p>海外に行く時はすりに気を付けてください。</text:p>
          </table:table-cell>
          <table:table-cell office:value-type="string" office:value="かいがい に いく とき は すり に き を つけて ください。">
            <text:p>かいがい に いく とき は すり に き を つけて ください。</text:p>
          </table:table-cell>
          <table:table-cell office:value-type="string" office:value="Please watch out for pickpockets when you go abroad.">
            <text:p>Please watch out for pickpockets when you go abroad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ャンプ">
            <text:p>キャンプ</text:p>
          </table:table-cell>
          <table:table-cell office:value-type="string" office:value="キャンプ">
            <text:p>キャンプ</text:p>
          </table:table-cell>
          <table:table-cell office:value-type="string" office:value="camping, camp">
            <text:p>camping, cam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私たちは毎年、夏に家族でキャンプをします。">
            <text:p>私たちは毎年、夏に家族でキャンプをします。</text:p>
          </table:table-cell>
          <table:table-cell office:value-type="string" office:value="わたし たち は まいとし、なつ に かぞく で キャンプ を します。">
            <text:p>わたし たち は まいとし、なつ に かぞく で キャンプ を します。</text:p>
          </table:table-cell>
          <table:table-cell office:value-type="string" office:value="We go camping with the family every summer.">
            <text:p>We go camping with the family every summer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トバイ">
            <text:p>オートバイ</text:p>
          </table:table-cell>
          <table:table-cell office:value-type="string" office:value="オートバイ">
            <text:p>オートバイ</text:p>
          </table:table-cell>
          <table:table-cell office:value-type="string" office:value="motorbike, motorcycle">
            <text:p>motorbike, 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オートバイに乗っている。">
            <text:p>彼はオートバイに乗っている。</text:p>
          </table:table-cell>
          <table:table-cell office:value-type="string" office:value="かれ は オートバイ に のって いる。">
            <text:p>かれ は オートバイ に のって いる。</text:p>
          </table:table-cell>
          <table:table-cell office:value-type="string" office:value="He rides a motorcycle.">
            <text:p>He rides a motorcycle.</text:p>
          </table:table-cell>
          <table:table-cell office:value-type="string" office:value="私はオートバイで事故に遭いました。">
            <text:p>私はオートバイで事故に遭いました。</text:p>
          </table:table-cell>
          <table:table-cell office:value-type="string" office:value="わたし は オートバイ で じこ に あいました。">
            <text:p>わたし は オートバイ で じこ に あいました。</text:p>
          </table:table-cell>
          <table:table-cell office:value-type="string" office:value="I got into a motorcycle accident.">
            <text:p>I got into a motorcycle acciden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つ">
            <text:p>建つ</text:p>
          </table:table-cell>
          <table:table-cell office:value-type="string" office:value="たつ">
            <text:p>たつ</text:p>
          </table:table-cell>
          <table:table-cell office:value-type="string" office:value="be built, be erected">
            <text:p>be built, be er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来年、家が建ちます。">
            <text:p>ここに来年、家が建ちます。</text:p>
          </table:table-cell>
          <table:table-cell office:value-type="string" office:value="ここ に らいねん、いえ が たちます。">
            <text:p>ここ に らいねん、いえ が たちます。</text:p>
          </table:table-cell>
          <table:table-cell office:value-type="string" office:value="Our house will be built here next year.">
            <text:p>Our house will be built here next year.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す">
            <text:p>刺す</text:p>
          </table:table-cell>
          <table:table-cell office:value-type="string" office:value="さす">
            <text:p>さす</text:p>
          </table:table-cell>
          <table:table-cell office:value-type="string" office:value="sting, stab">
            <text:p>sting, sta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got an insect bite on my arm.">
            <text:p>I got an insect bite on my arm.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い方">
            <text:p>言い方</text:p>
          </table:table-cell>
          <table:table-cell office:value-type="string" office:value="いいかた">
            <text:p>いいかた</text:p>
          </table:table-cell>
          <table:table-cell office:value-type="string" office:value="way of speaking, expression">
            <text:p>way of speaking, expres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んな言い方をしてはいけません。">
            <text:p>そんな言い方をしてはいけません。</text:p>
          </table:table-cell>
          <table:table-cell office:value-type="string" office:value="そんな いいかた を して は いけません。">
            <text:p>そんな いいかた を して は いけません。</text:p>
          </table:table-cell>
          <table:table-cell office:value-type="string" office:value="Don't you ever talk like that.">
            <text:p>Don't you ever talk like that.</text:p>
          </table:table-cell>
          <table:table-cell office:value-type="string" office:value="もっと言い方に気を付けてください。">
            <text:p>もっと言い方に気を付けてください。</text:p>
          </table:table-cell>
          <table:table-cell office:value-type="string" office:value="もっと いいかた に き を つけて ください。">
            <text:p>もっと いいかた に き を つけて ください。</text:p>
          </table:table-cell>
          <table:table-cell office:value-type="string" office:value="Please be careful about how you say things.">
            <text:p>Please be careful about how you say thing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沈む">
            <text:p>沈む</text:p>
          </table:table-cell>
          <table:table-cell office:value-type="string" office:value="しずむ">
            <text:p>しずむ</text:p>
          </table:table-cell>
          <table:table-cell office:value-type="string" office:value="sink">
            <text:p>s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立てる">
            <text:p>組み立てる</text:p>
          </table:table-cell>
          <table:table-cell office:value-type="string" office:value="くみたてる">
            <text:p>くみたてる</text:p>
          </table:table-cell>
          <table:table-cell office:value-type="string" office:value="set up, put together">
            <text:p>set up, put toge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私は自分でこのベッドを組み立てました。">
            <text:p>私は自分でこのベッドを組み立てました。</text:p>
          </table:table-cell>
          <table:table-cell office:value-type="string" office:value="わたし は じぶん で この ベッド を くみたてました。">
            <text:p>わたし は じぶん で この ベッド を くみたてました。</text:p>
          </table:table-cell>
          <table:table-cell office:value-type="string" office:value="I put this bed together by myself.">
            <text:p>I put this bed together by myself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ろしい">
            <text:p>恐ろしい</text:p>
          </table:table-cell>
          <table:table-cell office:value-type="string" office:value="おそろしい">
            <text:p>おそろしい</text:p>
          </table:table-cell>
          <table:table-cell office:value-type="string" office:value="terrible, awful">
            <text:p>terrible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夜恐ろしい夢を見た。">
            <text:p>昨夜恐ろしい夢を見た。</text:p>
          </table:table-cell>
          <table:table-cell office:value-type="string" office:value="ゆうべ おそろしい ゆめ を みた。">
            <text:p>ゆうべ おそろしい ゆめ を みた。</text:p>
          </table:table-cell>
          <table:table-cell office:value-type="string" office:value="I had a terrible dream last night.">
            <text:p>I had a terrible dream last night.</text:p>
          </table:table-cell>
          <table:table-cell office:value-type="string" office:value="3年前、ここで恐ろしい事故がありました。">
            <text:p>3年前、ここで恐ろしい事故がありました。</text:p>
          </table:table-cell>
          <table:table-cell office:value-type="string" office:value="3 ねん まえ、ここ で おそろしい じこ が ありました。">
            <text:p>3 ねん まえ、ここ で おそろしい じこ が ありました。</text:p>
          </table:table-cell>
          <table:table-cell office:value-type="string" office:value="Three years ago, there was a terrible accident here.">
            <text:p>Three years ago, there was a terrible accident her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人">
            <text:p>外人</text:p>
          </table:table-cell>
          <table:table-cell office:value-type="string" office:value="がいじん">
            <text:p>がいじん</text:p>
          </table:table-cell>
          <table:table-cell office:value-type="string" office:value="foreigner, alien">
            <text:p>foreigner, ali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今日、外人に道を聞かれました。">
            <text:p>今日、外人に道を聞かれました。</text:p>
          </table:table-cell>
          <table:table-cell office:value-type="string" office:value="きょう、がいじん に みち を きかれました。">
            <text:p>きょう、がいじん に みち を きかれました。</text:p>
          </table:table-cell>
          <table:table-cell office:value-type="string" office:value="Today, a foreigner asked me for directions.">
            <text:p>Today, a foreigner asked me for directions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牛">
            <text:p>牛</text:p>
          </table:table-cell>
          <table:table-cell office:value-type="string" office:value="うし">
            <text:p>うし</text:p>
          </table:table-cell>
          <table:table-cell office:value-type="string" office:value="cattle, cow">
            <text:p>cattle, c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牛は上手に泳ぐことができます。">
            <text:p>牛は上手に泳ぐことができます。</text:p>
          </table:table-cell>
          <table:table-cell office:value-type="string" office:value="うし は じょうず に およぐ こと が できます。">
            <text:p>うし は じょうず に およぐ こと が できます。</text:p>
          </table:table-cell>
          <table:table-cell office:value-type="string" office:value="Cows can swim well.">
            <text:p>Cows can swim well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堂">
            <text:p>食堂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canteen is self-service.">
            <text:p>This canteen is self-serv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堂">
            <text:p>食堂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This canteen is self-service.">
            <text:p>This canteen is self-service.</text:p>
          </table:table-cell>
          <table:table-cell office:value-type="string" office:value="C2K">
            <text:p>C2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